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اسماعیل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علی محمد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حسین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یوسفی پو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یونس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شیبان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احمد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جلالی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15:30:13.308787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09:08:50.022044746</meta:creation-date>
    <dc:date>2025-10-19T15:32:20.372249200</dc:date>
    <meta:editing-duration>PT8M8S</meta:editing-duration>
    <meta:editing-cycles>5</meta:editing-cycles>
    <meta:generator>LibreOffice/24.2.6.2$Linux_X86_64 LibreOffice_project/420$Build-2</meta:generator>
    <meta:document-statistic meta:table-count="1" meta:cell-count="16" meta:object-count="0"/>
  </office:meta>
</office:document-meta>
</file>